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Title">
      <style:text-properties fo:language="es" fo:country="ES"/>
    </style:style>
    <style:style style:name="P2" style:family="paragraph" style:parent-style-name="Heading_20_1">
      <style:text-properties fo:language="es" fo:country="ES" officeooo:rsid="00007fae" officeooo:paragraph-rsid="00007fae"/>
    </style:style>
    <style:style style:name="P3" style:family="paragraph" style:parent-style-name="Text_20_body">
      <style:text-properties fo:language="es" fo:country="ES" officeooo:rsid="00007fae" officeooo:paragraph-rsid="00007fae"/>
    </style:style>
    <style:style style:name="T1" style:family="text">
      <style:text-properties officeooo:rsid="000184e4"/>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C1. Desenvolupament d'una web</text:p>
      <text:h text:style-name="P2" text:outline-level="1">Introducción</text:h>
      <text:p text:style-name="P3">Se ha desarrollado la web como un punto de información turística de la isla de Mallorca, con poblaciones de la isla y descripciones de los lugares interesantes a visitar en cada punto. <text:span text:style-name="T1">La web se ha hecho pensando en el mobile-first.</text:span></text:p>
      <text:p text:style-name="P3">Para cumplir con el requisito de que tenía que tener cierto nivel de interacción javascript, se ha creado un menú responsive en todas las páginas para poder acceder al resto de manera fácil y rápida. <text:span text:style-name="T1">Para</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2.2$Windows_X86_64 LibreOffice_project/98b30e735bda24bc04ab42594c85f7fd8be07b9c</meta:generator>
    <dc:date>2021-11-09T17:31:23.651000000</dc:date>
    <meta:editing-duration>PT3M10S</meta:editing-duration>
    <meta:editing-cycles>1</meta:editing-cycles>
    <meta:document-statistic meta:table-count="0" meta:image-count="0" meta:object-count="0" meta:page-count="1" meta:paragraph-count="4" meta:word-count="82" meta:character-count="479" meta:non-whitespace-character-count="401"/>
  </office:meta>
</office:document-meta>
</file>